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5 - The Faen Valkyrie" calcext:value-type="string">
            <text:p>Class 3: 40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4" calcext:value-type="float">
            <text:p>42.734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" calcext:value-type="float">
            <text:p>45.234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25]+([.C25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9 Sentinel Huntress        x8 " calcext:value-type="string">
            <text:p>3-19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5" calcext:value-type="float">
            <text:p>40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68" calcext:value-type="float">
            <text:p>1968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6 Deviant of Humanity" calcext:value-type="string">
            <text:p>2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36" calcext:value-type="float">
            <text:p>3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2  Sage of Torment" calcext:value-type="string">
            <text:p>2-2 <text:s/>Sage of Torment</text:p>
          </table:table-cell>
          <table:table-cell office:value-type="string" calcext:value-type="string">
            <text:p>Sage of Torm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8]+([.C78]-1)*20" office:value-type="float" office:value="22" calcext:value-type="float">
            <text:p>22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4  Teaching" calcext:value-type="string">
            <text:p>1-4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0]+([.C80]-1)*20" office:value-type="float" office:value="4" calcext:value-type="float">
            <text:p>4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5  Ash Magic Resistance" calcext:value-type="string">
            <text:p>1-5 <text:s/>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([.C86]-1)*20" office:value-type="float" office:value="5" calcext:value-type="float">
            <text:p>5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7  Lightning Resistance" calcext:value-type="string">
            <text:p>3-7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4]+([.C114]-1)*20" office:value-type="float" office:value="47" calcext:value-type="float">
            <text:p>47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2 Mental Resistance" calcext:value-type="string">
            <text:p>3-12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117]+([.C117]-1)*20" office:value-type="float" office:value="52" calcext:value-type="float">
            <text:p>52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3 2nd tier" calcext:value-type="string">
            <text:p>23 2nd tier</text:p>
          </table:table-cell>
          <table:table-cell table:formula="of:=COUNTIF([.$C$85:.$C$139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30%" calcext:value-type="string">
            <text:p>23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5%" calcext:value-type="string">
            <text:p>5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5%] more dense. (Avatar of Ash 2nd)" calcext:value-type="string">
            <text:p><text:s text:c="16"/>[53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5" calcext:value-type="float">
            <text:p>40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9" calcext:value-type="float">
            <text:p>19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5 - The Faen Valkyrie" calcext:value-type="string">
            <text:p>Class 3: 40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9 Sentinel Huntress        x8 " calcext:value-type="string">
            <text:p>3-19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6 Deviant of Humanity" calcext:value-type="string">
            <text:p>2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2  Sage of Torment" calcext:value-type="string">
            <text:p>2-2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4  Teaching" calcext:value-type="string">
            <text:p>1-4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5  Ash Magic Resistance" calcext:value-type="string">
            <text:p>1-5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7  Lightning Resistance" calcext:value-type="string">
            <text:p>3-7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2 Mental Resistance" calcext:value-type="string">
            <text:p>3-12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5%] more dense. (Avatar of Ash 2nd)" calcext:value-type="string">
            <text:p><text:s text:c="16"/>[53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6:36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2:26:17.703000000</dc:date>
    <meta:generator>LibreOffice/7.0.5.2$Windows_X86_64 LibreOffice_project/64390860c6cd0aca4beafafcfd84613dd9dfb63a</meta:generator>
    <meta:editing-duration>PT16H15M</meta:editing-duration>
    <meta:editing-cycles>104</meta:editing-cycles>
    <meta:document-statistic meta:table-count="2" meta:cell-count="1612" meta:object-count="0"/>
    <meta:user-defined meta:name="AppVersion">16.0300</meta:user-defined>
  </office:meta>
</office:document-meta>
</file>